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d553a"/>
    </style:style>
    <style:style style:name="P2" style:family="paragraph" style:parent-style-name="Standard">
      <style:paragraph-properties fo:text-align="center" style:justify-single-word="false"/>
      <style:text-properties officeooo:rsid="001d553a" officeooo:paragraph-rsid="001d553a"/>
    </style:style>
    <style:style style:name="P3" style:family="paragraph" style:parent-style-name="Standard">
      <style:paragraph-properties fo:text-align="center" style:justify-single-word="false"/>
      <style:text-properties officeooo:rsid="001d553a" officeooo:paragraph-rsid="001dbb57"/>
    </style:style>
    <style:style style:name="P4" style:family="paragraph" style:parent-style-name="Standard">
      <style:paragraph-properties fo:text-align="start" style:justify-single-word="false"/>
      <style:text-properties officeooo:rsid="001d553a" officeooo:paragraph-rsid="001d553a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type="double" style:text-underline-width="auto" style:text-underline-color="font-color" officeooo:rsid="001d553a" officeooo:paragraph-rsid="001d553a"/>
    </style:style>
    <style:style style:name="T1" style:family="text">
      <style:text-properties officeooo:rsid="001d553a"/>
    </style:style>
    <style:style style:name="T2" style:family="text">
      <style:text-properties officeooo:rsid="001dbb57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variable-decls>
        <text:variable-decl office:value-type="string" text:name="titreActe"/>
        <text:variable-decl office:value-type="date" text:name="dateSignatureActe"/>
        <text:variable-decl office:value-type="string" text:name="nor"/>
        <text:variable-decl office:value-type="string" text:name="nor_tes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Test Document OpenOffice contenant les variables <text:span text:style-name="T2">requises</text:span> avec le bon intitulé <text:span text:style-name="T2">sauf le nor</text:span> </text:p>
      <text:p text:style-name="P3"><text:span text:style-name="T2">=&gt; cette feuille de style n'est pas valide</text:span></text:p>
      <text:p text:style-name="P5"/>
      <text:p text:style-name="P4"/>
      <text:p text:style-name="P2"/>
      <text:p text:style-name="P2"><text:variable-set text:name="titreActe" office:value-type="string">titre de l'acte à saisir ici !</text:variable-set></text:p>
      <text:p text:style-name="P4"/>
      <text:p text:style-name="P4"/>
      <text:p text:style-name="P4"/>
      <text:p text:style-name="P4"/>
      <text:p text:style-name="P1"><text:span text:style-name="T1">Date de signature de l'acte/extrait : <text:s/></text:span><text:span text:style-name="T1"><text:variable-set text:name="dateSignatureActe" text:formula="ooow:40482" office:value-type="date" office:date-value="2010-10-31" style:data-style-name="N36">31/10/2010</text:variable-set></text:span></text:p>
      <text:p text:style-name="P4"/>
      <text:p text:style-name="P4"/>
      <text:p text:style-name="P4"/>
      <text:p text:style-name="P1"><text:span text:style-name="T1">Numéro NOR : </text:span><text:span text:style-name="T1"><text:variable-set text:name="nor_test" office:value-type="string">AZED0000001X</text:variable-set>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1T05:32:09</meta:creation-date>
    <dc:date>2011-05-11T08:20:40</dc:date>
    <meta:editing-duration>PT00H02M52S</meta:editing-duration>
    <meta:editing-cycles>6</meta:editing-cycles>
    <meta:generator>OpenOffice.org/3.2$Linux OpenOffice.org_project/320m19$Build-9505</meta:generator>
    <meta:document-statistic meta:table-count="0" meta:image-count="0" meta:object-count="0" meta:page-count="1" meta:paragraph-count="5" meta:word-count="40" meta:character-count="238"/>
    <meta:user-defined meta:name="IdentifiantUnique">3575479120236487875</meta:user-defined>
  </office:meta>
</office:document-meta>
</file>